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ary McLeod Bethune</text:p>
      <text:p text:style-name="Preformatted_20_Text">From Wikipedia, the free encyclopedia</text:p>
      <text:p text:style-name="Preformatted_20_Text">https://en.wikipedia.org/wiki/Mary%20McLeod%20Bethune</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Mary McLeod Bethune</text:p>
      <text:p text:style-name="Preformatted_20_Text"><text:s text:c="4"/>• Bethune was also active in women's clubs, which were strong civic organizations supporting welfare and other needs, and became a national leader.</text:p>
      <text:p text:style-name="Preformatted_20_Text"><text:s text:c="4"/>• Mary Jane McLeod Bethune (born Mary Jane McLeod; July 10, 1875 – May 18, 1955) was an American educator, stateswoman, philanthropist, humanitarian, and civil rights activist best known for starting a private school for African-American students in Daytona Beach, Florida and co-founding UNCF on April 25, 1944 with William Trent and Frederick D. Patterson.</text:p>
      <text:p text:style-name="Preformatted_20_Text">Mary Jane McLeod Bethune (born Mary Jane McLeod; July 10, 1875 – May 18, 1955) was an American educator, stateswoman, philanthropist, humanitarian, and civil rights activist best known for starting a private school for African-American students in Daytona Beach, Florida and co-founding UNCF on April 25, 1944 with William Trent and Frederick D. Patterson. She attracted donations of time and money and developed the academic school as a college. It later continued to develop as Bethune-Cookman University. She also was appointed as a national adviser to the president Franklin D. Roosevelt as part of what was known as his Black Cabinet. She was known as "The First Lady of The Struggle" because of her commitment to gain better lives for African Americans.</text:p>
      <text:p text:style-name="Preformatted_20_Text">Born in Mayesville, South Carolina, to parents who had been slaves, she started working in fields with her family at age five. She took an early interest in becoming educated; with the help of benefactors, Bethune attended college hoping to become a missionary in Africa. She started a school for African-American girls in Daytona Beach, Florida. It later merged with a private institute for African-American boys and was known as the Bethune-Cookman School. Bethune maintained high standards and promoted the school with tourists and donors, to demonstrate what educated African Americans could do. She was president of the college from 1923 to 1942, and 1946 to 1947. She was one of the few women in the world to serve as a college president at that time.</text:p>
      <text:p text:style-name="Preformatted_20_Text">Bethune was also active in women's clubs, which were strong civic organizations supporting welfare and other needs, and became a national leader. After working on the presidential campaign for Franklin D. Roosevelt in 1932, she was invited as a member of his "Black Cabinet". She advised him on concerns of black people and helped share Roosevelt's message and achievements with blacks, who had historically been Republican voters since the Civil War. At the time, blacks had been largely disenfranchised in the South since the turn of the century, so she was speaking to black voters across the North. Upon her death, columnist Louis E. Martin said, "She gave out faith and hope as if they were pills and she some sort of doctor."</text:p>
      <text:p text:style-name="Preformatted_20_Text">Honors include designation of her home in Daytona Beach as a National Historic Landmark, her house in Washington, D.C. as a National Historic Site, and the installation of a memorial sculpture of her in Lincoln Park in Washington, D.C. The Legislature of Florida designated her in 2018 as the subject of one of Florida's two statues in the National Statuary Hall Collection.</text:p>
      <text:p text:style-name="Preformatted_20_Text"/>
      <text:p text:style-name="Preformatted_20_Text">The cabin in Mayesville, South Carolina </text:p>
      <text:p text:style-name="Preformatted_20_Text">where Mary McLeod was born</text:p>
      <text:p text:style-name="Preformatted_20_Text">Early life and education</text:p>
      <text:p text:style-name="Preformatted_20_Text"><text:s text:c="4"/>• As a child, Mary would accompany her mother to deliver "white people's" wash.</text:p>
      <text:p text:style-name="Preformatted_20_Text"><text:s text:c="4"/>• To get to and from school, Mary walked five miles each day.</text:p>
      <text:p text:style-name="Preformatted_20_Text"><text:s text:c="4"/>• Mary decided then that the only difference between white and colored people was the ability to read and write.</text:p>
      <text:p text:style-name="Preformatted_20_Text"><text:soft-page-break/><text:s text:c="4"/>• She helped McLeod attend the same school on a scholarship, which she did from 1888–1893.</text:p>
      <text:p text:style-name="Preformatted_20_Text">McLeod was born in 1875 in a small log cabin near Mayesville, South Carolina, on a rice and cotton farm in Sumter County. She was the fifteenth of seventeen children born to Sam and Patsy (McIntosh) McLeod, both former slaves. Most of her siblings had been born into slavery. Her mother worked for her former master, and her father farmed cotton near a large house they called "The Homestead."</text:p>
      <text:p text:style-name="Preformatted_20_Text">Her parents wanted to be independent so they had sacrificed to buy a farm for the family. As a child, Mary would accompany her mother to deliver "white people's" wash. Allowed to go into the white children's nursery, Mary became fascinated with their toys. One day she picked up a book and as she opened it, a white child snatched it away from her, babbling she didn't know how to read. Mary decided then that the only difference between white and colored people was the ability to read and write. She was inspired to learn.</text:p>
      <text:p text:style-name="Preformatted_20_Text">McLeod attended Mayesville's one-room black schoolhouse, Trinity Mission School, which was run by the Presbyterian Board of Missions of Freedmen. She was the only child in her family to attend school, so each day, she taught her family what she had learned. To get to and from school, Mary walked five miles each day. Her teacher Emma Jane Wilson became a significant mentor in her life.[citation needed] Wilson had attended Scotia Seminary (now Barber-Scotia College). She helped McLeod attend the same school on a scholarship, which she did from 1888–1893. The following year, she attended Dwight L. Moody's Institute for Home and Foreign Missions in Chicago (now the Moody Bible Institute), hoping to become a missionary in Africa. Told that black missionaries were not needed, she planned to teach, as education was a prime goal among African Americans.[citation needed]</text:p>
      <text:p text:style-name="Preformatted_20_Text">Marriage and family</text:p>
      <text:p text:style-name="Preformatted_20_Text"><text:s text:c="4"/>• The Bethunes moved in 1899; Mary ran the mission school and began an outreach to prisoners.</text:p>
      <text:p text:style-name="Preformatted_20_Text"><text:s text:c="4"/>• McLeod married Albertus Bethune in 1898, they moved to <text:s/>Savannah, Georgia, where she did social work up until the Bethunes made the move to Florida.</text:p>
      <text:p text:style-name="Preformatted_20_Text">McLeod married Albertus Bethune in 1898, they moved to <text:s/>Savannah, Georgia, where she did social work up until the Bethunes made the move to Florida. They had a son, named Albert. Coyden Harold Uggams, a visiting Presbyterian minister, persuaded the couple to relocate to Palatka, Florida, to run a mission school. The Bethunes moved in 1899; Mary ran the mission school and began an outreach to prisoners. Albertus left the family in 1907; he never got a divorce but relocated to South Carolina. He died in 1918 from tuberculosis.</text:p>
      <text:p text:style-name="Preformatted_20_Text">Teaching career</text:p>
      <text:p text:style-name="Preformatted_20_Text">Foundations with Lucy Craft Laney</text:p>
      <text:p text:style-name="Preformatted_20_Text"><text:s text:c="4"/>• Bethune adopted many of Laney's educational philosophies, including her emphasis on educating girls and women to improve the conditions of black people: "I believe that the greatest hope for the development of my race lies in training our women thoroughly and practically."</text:p>
      <text:p text:style-name="Preformatted_20_Text"><text:s text:c="4"/>• Of her year at Laney's school, Bethune said,</text:p>
      <text:p text:style-name="Preformatted_20_Text"><text:s text:c="4"/>• Bethune worked as a teacher briefly at her former elementary school in Sumter County.</text:p>
      <text:p text:style-name="Preformatted_20_Text">Bethune worked as a teacher briefly at her former elementary school in Sumter County. In 1896, she began teaching at Haines Normal and Industrial Institute in Augusta, Georgia, which was part of a Presbyterian mission organized by northern congregations. It was founded and run by Lucy Craft Laney. As the daughter of former slaves, Laney ran her school with a Christian missionary zeal, emphasizing character and practical education for girls. She also accepted the boys who showed up eager to learn. Laney's mission was to imbue Christian moral education in her students to arm them for their life challenges. Of her year at Laney's school, Bethune said,</text:p>
      <text:p text:style-name="Preformatted_20_Text">Bethune adopted many of Laney's educational philosophies, including her emphasis on educating girls and women to improve the conditions of black people: "I believe that the greatest hope for the development of my race lies in training our women thoroughly and practically." (This is a strategy being followed by organizers in numerous developing countries. Educating women raises the lives of families as a whole.) After one year at Haines, Bethune was transferred by the Presbyterian mission to the Kindell Institute in Sumter, South Carolina, where she had met her current husband.</text:p>
      <text:p text:style-name="Preformatted_20_Text"/>
      <text:p text:style-name="Preformatted_20_Text">Mary McLeod Bethune with girls from the Literary and Industrial Training School for Negro Girls in Daytona, c. 1905.</text:p>
      <text:p text:style-name="Preformatted_20_Text">School in Daytona</text:p>
      <text:p text:style-name="Preformatted_20_Text"><text:s text:c="4"/>• Bethune used $1.50 to start the Educational and Industrial Training School for Negro Girls.</text:p>
      <text:p text:style-name="Preformatted_20_Text"><text:s text:c="4"/>• Within a year, Bethune was teaching more than 30 girls at the school.</text:p>
      <text:p text:style-name="Preformatted_20_Text"><text:s text:c="4"/>• Bethune was always seeking donations to keep her school operating; as she traveled, she was fundraising.</text:p>
      <text:p text:style-name="Preformatted_20_Text"><text:soft-page-break/><text:s text:c="4"/>• Bethune became president.</text:p>
      <text:p text:style-name="Preformatted_20_Text"><text:s text:c="4"/>• <text:s/>After her marriage and move to Florida, Bethune became determined to start a school for girls.</text:p>
      <text:p text:style-name="Preformatted_20_Text"><text:s/>After her marriage and move to Florida, Bethune became determined to start a school for girls. Bethune moved from Palatka to Daytona because it had more economic opportunity; it had become a popular tourist destination and businesses were thriving. In October 1904, she rented a small house for $11.00 per month. She made benches and desks from discarded crates, and acquired other items through charity. Bethune used $1.50 to start the Educational and Industrial Training School for Negro Girls. She initially had six students—five girls aged six to twelve, and her son Albert. The school bordered Daytona's dump. Bethune, parents of students, and church members raised money by making sweet potato pies, ice cream, and fried fish, and selling them to crews at the dump.</text:p>
      <text:p text:style-name="Preformatted_20_Text">In the early days, the students made ink for pens from elderberry juice, and pencils from burned wood; they asked local businesses for furniture. Bethune wrote later, "I considered cash money as the smallest part of my resources. I had faith in a loving God, faith in myself, and a desire to serve." The school received donations of money, equipment, and labor from local black churches. Within a year, Bethune was teaching more than 30 girls at the school.</text:p>
      <text:p text:style-name="Preformatted_20_Text">Bethune also courted wealthy white organizations, such as the ladies' Palmetto Club. She invited influential white men to sit on her school board of trustees, gaining participation by James Gamble (of Procter &amp; Gamble) and Thomas H. White (of White Sewing Machines). When Booker T. Washington of Tuskegee Institute visited in 1912, he advised her of the importance of gaining support by white benefactors for funding.[citation needed] Bethune had met with Washington in 1896 and was impressed by his clout with his donors.</text:p>
      <text:p text:style-name="Preformatted_20_Text">The rigorous curriculum had the girls rise at 5:30 a.m. for Bible study. The classes in home economics and industrial skills such as dressmaking, millinery, cooking, and other crafts emphasized a life of self-sufficiency for them as women. Students' days ended at 9 pm. Soon Bethune added science and business courses, then high school-level courses of math, English, and foreign languages. <text:s/>Bethune was always seeking donations to keep her school operating; as she traveled, she was fundraising. A donation of $62,000 by John D. Rockefeller helped, as did her friendship with Franklin D. Roosevelt and his wife, beginning in the 1930s, who gave her entree to a progressive network.</text:p>
      <text:p text:style-name="Preformatted_20_Text">In 1931, the Methodist Church helped the merger of her school with the boys' Cookman Institute, forming the Bethune-Cookman College, a coeducational junior college. Bethune became president. Through the Great Depression, Bethune-Cookman School continued to operate and met the educational standards of the State of Florida. From 1936 to 1942, Bethune had to cut back her time as president because of her duties in Washington, DC. Funding declined during this period of her absence. But, by 1941 the college had developed a four-year curriculum and achieved full college status. By 1942 Bethune gave up the presidency, as her health was being adversely affected by her many responsibilities. On September 19, 1942 she gave the address at the Los Angeles, California, launching ceremony for the Liberty ship Booker T. Washington, a ceremony in which Marian Anderson christened the ship.</text:p>
      <text:p text:style-name="Preformatted_20_Text">Impact on Daytona Beach Community</text:p>
      <text:p text:style-name="Preformatted_20_Text">McLeod Hospital</text:p>
      <text:p text:style-name="Preformatted_20_Text"><text:s text:c="4"/>• Both white and black physicians worked at the hospital, along with Bethune's student nurses.</text:p>
      <text:p text:style-name="Preformatted_20_Text"><text:s text:c="4"/>• During that time, both black and white people in the community relied on the help from the McLeod hospital.</text:p>
      <text:p text:style-name="Preformatted_20_Text"><text:s text:c="4"/>• Out of this experience, Bethune decided that the black community in Daytona needed a hospital.</text:p>
      <text:p text:style-name="Preformatted_20_Text"><text:s text:c="4"/>• In 1911, Bethune opened the first black hospital in Daytona, Florida.</text:p>
      <text:p text:style-name="Preformatted_20_Text">As of the early 1900s, Daytona Beach Florida was lacking a hospital that would help people of color. Bethune had the idea to start a hospital after an incident involving one of her students. She was called to the bedside of a young female student who fell ill with acute appendicitis. It was clear that the student needed immediate medical attention, yet there was no local hospital to take her to that would treat black people. Bethune demanded that the white physician at the local hospital help the girl. When Bethune went to visit her student, she was asked to enter through the back door. At the hospital, she found that her student had been neglected, ill-cared for and segregated on an outdoor porch.</text:p>
      <text:p text:style-name="Preformatted_20_Text">Out of this experience, Bethune decided that the black community in Daytona needed a hospital. She found a cabin near the school and through sponsors helping her raise money, she purchased it for five thousand dollars. In 1911, Bethune opened the first black hospital in Daytona, Florida. It started with two beds and within a few years, held twenty. Both white and black physicians worked at the hospital, along with Bethune's student nurses. This hospital went on to save many black lives within the twenty years that it operated. During that time, both black and white people in the community relied on the help from the McLeod hospital. After an explosion at a nearby construction site, the hospital took in injured black workers. The hospital and its nurses were also praised for their efforts with a 1918 influenza outbreak. During this outbreak, the hospital was full and had to overflow into the school's auditorium. In 1931, Daytona' s public hospital, Halifax, agreed to open a separate hospital for people of color. Black people would not fully integrate to the public hospital's main location until the 1960s.</text:p>
      <text:p text:style-name="Preformatted_20_Text">Career as a public leader</text:p>
      <text:p text:style-name="Preformatted_20_Text">National Association of Colored Women</text:p>
      <text:p text:style-name="Preformatted_20_Text"><text:s text:c="4"/>• In 1896, the National Association of Colored Women was formed to promote the needs of black women.</text:p>
      <text:p text:style-name="Preformatted_20_Text"><text:s text:c="4"/>• [citation needed] Bethune also served as the president of the Southeastern Federation of Colored Women's Clubs from 1920 to 1925, which worked to improve opportunities for black women.</text:p>
      <text:p text:style-name="Preformatted_20_Text"><text:s text:c="4"/>• Bethune served as the Florida chapter president of the NACW from 1917 to 1925.</text:p>
      <text:p text:style-name="Preformatted_20_Text">In 1896, the National Association of Colored Women was formed to promote the needs of black women. Bethune served as the Florida chapter president of the NACW from 1917 to 1925. She worked to register black voters, which was resisted by white society and had been made almost impossible by a variety of obstacles in Florida law and practices controlled by white administrators. She was threatened by members of the resurgent Ku Klux Klan in those years.[citation needed] Bethune also served as the president of the Southeastern Federation of Colored Women's Clubs from 1920 to 1925, which worked to improve opportunities for black women.</text:p>
      <text:p text:style-name="Preformatted_20_Text"><text:soft-page-break/>She was elected as national president of the NACW in 1924. While the organization struggled to raise funds for regular operations, Bethune envisioned it's acquiring a headquarters and hiring a professional executive secretary; she implemented this when NACW bought a property at 1318 Vermont Avenue in Washington, DC. She led it to be the first black-controlled organization with headquarters in the capital.</text:p>
      <text:p text:style-name="Preformatted_20_Text">Gaining a national reputation, in 1928 Bethune was invited to attend the Child Welfare Conference called by Republican President Calvin Coolidge. In 1930 President Herbert Hoover appointed her to the White House Conference on Child Health.</text:p>
      <text:p text:style-name="Preformatted_20_Text">Southeastern Association of Colored Women's Clubs</text:p>
      <text:p text:style-name="Preformatted_20_Text"><text:s text:c="4"/>• The white women at the conference tried to strike down a resolution on black suffrage.</text:p>
      <text:p text:style-name="Preformatted_20_Text"><text:s text:c="4"/>• They intended to reach out to Southern Women (specifically white women) for support and unity in gaining rights for black women.</text:p>
      <text:p text:style-name="Preformatted_20_Text"><text:s text:c="4"/>• The Southeastern Federation of Colored Women's Clubs (eventually renamed as the Southeastern Association of Colored Women's Clubs) elected Bethune as president after its first conference in 1920 at the Tuskegee Institute.</text:p>
      <text:p text:style-name="Preformatted_20_Text">The Southeastern Federation of Colored Women's Clubs (eventually renamed as the Southeastern Association of Colored Women's Clubs) elected Bethune as president after its first conference in 1920 at the Tuskegee Institute. They intended to reach out to Southern Women (specifically white women) for support and unity in gaining rights for black women. The women met in Memphis, Tennessee to discuss interracial problems. In many respects, all of the women agreed about what needed to be changed, until they came to the topic of suffrage. The white women at the conference tried to strike down a resolution on black suffrage. The SACWC responded by issuing a pamphlet entitled Southern Negro Women and Race Co-Operation; it delineated their demands regarding conditions in domestic service, child welfare, conditions of travel, education, lynching, the public press, and voting rights. The group went on to help register black women to vote after they were granted suffrage a few months later after passage of the constitutional amendment. Within the state, however, and in other southern states, black men and women were largely disenfranchised by discriminatory application of literacy and comprehension tests, as well as requirements to pay poll taxes, lengthy residency requirements, and the need to keep and display records.</text:p>
      <text:p text:style-name="Preformatted_20_Text">National Council of Negro Women</text:p>
      <text:p text:style-name="Preformatted_20_Text"><text:s text:c="4"/>• The former headquarters, where Bethune also lived at one time, has been designated as a National Historic Site.</text:p>
      <text:p text:style-name="Preformatted_20_Text"><text:s text:c="4"/>• Bethune said of the council:</text:p>
      <text:p text:style-name="Preformatted_20_Text"><text:s text:c="4"/>• In 1935 Bethune founded the National Council of Negro Women in New York City, bringing together representatives of 28 different organizations to work to improve the lives of black women and their communities.</text:p>
      <text:p text:style-name="Preformatted_20_Text">In 1935 Bethune founded the National Council of Negro Women in New York City, bringing together representatives of 28 different organizations to work to improve the lives of black women and their communities. Bethune said of the council:</text:p>
      <text:p text:style-name="Preformatted_20_Text">In 1938, the NCNW hosted the White House Conference on Negro Women and Children, demonstrating the importance of black women in democratic roles. During World War II, the NCNW gained approval for black women to be commissioned as officers in the Women's Army Corps. Bethune also served as a political appointee and the Special Assistant to the Secretary of War during the war.</text:p>
      <text:p text:style-name="Preformatted_20_Text">In the 1990s, the headquarters for the National Council for Negro Women moved to Pennsylvania Avenue, centrally located between the White House and the U.S. Capitol. The former headquarters, where Bethune also lived at one time, has been designated as a National Historic Site.</text:p>
      <text:p text:style-name="Preformatted_20_Text">National Youth Administration</text:p>
      <text:p text:style-name="Preformatted_20_Text"><text:s text:c="4"/>• Bethune's determination helped national officials recognize the need to improve employment for black youth.</text:p>
      <text:p text:style-name="Preformatted_20_Text"><text:s text:c="4"/>• The director of the NYA said in 1939: "No one can do what Mrs. Bethune can do."</text:p>
      <text:p text:style-name="Preformatted_20_Text"><text:s text:c="4"/>• Within the administration, Bethune advocated for the appointment of black NYA officials to positions of political power.</text:p>
      <text:p text:style-name="Preformatted_20_Text">The National Youth Administration (NYA) was a federal agency created under Roosevelt's Works Progress Administration (WPA). It provided programs specifically to promote relief and employment for young people. It focused on unemployed citizens aged sixteen to twenty-five years who were not in school. Bethune lobbied the organization so aggressively and effectively for minority involvement that she earned a full-time staff position in 1936 as an assistant.</text:p>
      <text:p text:style-name="Preformatted_20_Text">Within two years, Bethune was appointed to a position of Director of the Division of Negro Affairs, and as such, became the first African-American female division head. She managed NYA funds to help black students through school-based programs. She was the only black agent of the NYA who was a financial manager. She ensured black colleges participating in the Civilian Pilot Training Program, which graduated some of the first black pilots. The director of the NYA said in 1939: "No one can do what Mrs. Bethune can do."</text:p>
      <text:p text:style-name="Preformatted_20_Text">Bethune's determination helped national officials recognize the need to improve employment for black youth. The NYA's final report, issued in 1943 stated,</text:p>
      <text:p text:style-name="Preformatted_20_Text"><text:soft-page-break/>Within the administration, Bethune advocated for the appointment of black NYA officials to positions of political power. Bethune's administrative assistants served as liaisons between the National Division of Negro Affairs and the NYA agencies on the state and local levels. The high number of administrative assistants composed a work force commanded by Bethune. They helped gain a better job and salary opportunities for blacks across the country. During her tenure, Bethune also pushed federal officials to approve a program of consumer education for blacks, and a foundation for black crippled children. She planned for studies for black workers' education councils. National officials did not support these due to inadequate funding and fear of duplicating the work of private non-governmental agencies. The NYA was terminated in 1943.</text:p>
      <text:p text:style-name="Preformatted_20_Text"/>
      <text:p text:style-name="Preformatted_20_Text">Mary McLeod Bethune (left) and Eleanor Roosevelt (center), 1943</text:p>
      <text:p text:style-name="Preformatted_20_Text">Black Cabinet</text:p>
      <text:p text:style-name="Preformatted_20_Text"><text:s text:c="4"/>• Bethune became a close and loyal friend of Eleanor and Franklin Roosevelt.</text:p>
      <text:p text:style-name="Preformatted_20_Text"><text:s text:c="4"/>• Bethune told black voters about the work being done on their behalf by the Roosevelt Administration and made their concerns known to the Roosevelts.</text:p>
      <text:p text:style-name="Preformatted_20_Text"><text:s text:c="4"/>• Roosevelt frequently referred to Bethune as "her closest friend in her age group."</text:p>
      <text:p text:style-name="Preformatted_20_Text">Bethune became a close and loyal friend of Eleanor and Franklin Roosevelt. At the Southern Conference on Human Welfare in 1938, held in Birmingham, Alabama, Eleanor Roosevelt requested a seat next to Bethune despite state segregation laws. Roosevelt frequently referred to Bethune as "her closest friend in her age group." Bethune told black voters about the work being done on their behalf by the Roosevelt Administration and made their concerns known to the Roosevelts. She had unprecedented access to the White House through her relationship with the First Lady.</text:p>
      <text:p text:style-name="Preformatted_20_Text">She used her access to form a coalition of leaders from black organizations called the Federal Council of Negro Affairs, but which came to be known as the Black Cabinet. It served as an advisory board to the Roosevelt administration on issues facing black people in America. It was composed of numerous talented blacks, mostly men, who had been appointed to positions in federal agencies. This was the first collective of black people working in higher positions in government. It suggested to voters that the Roosevelt administration cared about black concerns. The group gathered in Bethune's office or apartment and met informally, rarely keeping minutes. Although as advisers they did not directly create public policy, they were a respected leadership among black voters; they influenced political appointments and disbursement of funds to organizations that would benefit black people.[page needed]</text:p>
      <text:p text:style-name="Preformatted_20_Text">Civil rights</text:p>
      <text:p text:style-name="Preformatted_20_Text"><text:s text:c="4"/>• Bethune was prominent in the primarily black Florida Conference.</text:p>
      <text:p text:style-name="Preformatted_20_Text"><text:s text:c="4"/>• Bethune worked to educate both whites and blacks about the accomplishments and needs of black people, writing in 1938,</text:p>
      <text:p text:style-name="Preformatted_20_Text"><text:s text:c="4"/>• Bethune became a member of the church but it was segregated in the South.</text:p>
      <text:p text:style-name="Preformatted_20_Text"><text:s text:c="4"/>• Bethune organized the first officer candidate schools for black women.</text:p>
      <text:p text:style-name="Preformatted_20_Text">In 1931 the Methodist Church supported merging of the Daytona Normal and Industrial School and the Cookman College for Men into Bethune-Cookman College, established first as a junior college. Bethune became a member of the church but it was segregated in the South. Essentially two organizations operated in the Methodist denomination. Bethune was prominent in the primarily black Florida Conference. While she worked to integrate the mostly white Methodist Episcopal Church, she protested its initial plans for integration because they proposed separate jurisdictions based on race.</text:p>
      <text:p text:style-name="Preformatted_20_Text">Bethune worked to educate both whites and blacks about the accomplishments and needs of black people, writing in 1938,</text:p>
      <text:p text:style-name="Preformatted_20_Text">A year later she wrote,</text:p>
      <text:p text:style-name="Preformatted_20_Text">On Sundays, she opened her school to tourists in Daytona Beach, showing off her students' accomplishments, hosting national speakers on black issues, and taking donations. She ensured that these Community Meetings were integrated. A black teenager in Daytona at the time later recalled: "Many tourists attended, sitting wherever there were empty seats. There was no special section for white people."</text:p>
      <text:p text:style-name="Preformatted_20_Text">When the U.S. Supreme Court ruled in Brown v. Board of Education (1954) that segregation of public schools was unconstitutional, Bethune defended the decision by writing in the Chicago Defender that year:</text:p>
      <text:p text:style-name="Preformatted_20_Text">Bethune organized the first officer candidate schools for black women. She lobbied federal officials, including Roosevelt, on behalf of African-American women who wanted to join the military.</text:p>
      <text:p text:style-name="Preformatted_20_Text">United Negro College Fund</text:p>
      <text:p text:style-name="Preformatted_20_Text"><text:soft-page-break/><text:s text:c="4"/>• William J. Tent had joined Frederick D. Patterson and Mrs. Bethune in raising money for UNCF.</text:p>
      <text:p text:style-name="Preformatted_20_Text">She co-founded UNCF on April 25, 1944 with William Trent and Frederick D. Patterson The UNCF (United Negro College Fund) is a program in which is gives many different scholarships, mentorships, and job opportunities to African American and minority students attending any of the 37 historically black colleges and universities. William J. Tent had joined Frederick D. Patterson and Mrs. Bethune in raising money for UNCF. The organization started in 1944 and by 1964, Trent had raised over 50 million.</text:p>
      <text:p text:style-name="Preformatted_20_Text"/>
      <text:p text:style-name="Preformatted_20_Text">Mary Bethune bust by Selma Burke</text:p>
      <text:p text:style-name="Preformatted_20_Text">Death and accolades</text:p>
      <text:p text:style-name="Preformatted_20_Text"><text:s text:c="4"/>• On May 18, 1955, Bethune died of a heart attack.</text:p>
      <text:p text:style-name="Preformatted_20_Text"><text:s text:c="4"/>• The Oklahoma City Black Dispatch stated she was, "Exhibit No.</text:p>
      <text:p text:style-name="Preformatted_20_Text"><text:s text:c="4"/>• The lesson of Mrs. Bethune's life is that genius knows no racial barriers."</text:p>
      <text:p text:style-name="Preformatted_20_Text">On May 18, 1955, Bethune died of a heart attack. Her death was followed by editorial tributes in African-American newspapers across the United States. The Oklahoma City Black Dispatch stated she was, "Exhibit No. 1 for all who have faith in America and the democratic process." The Atlanta Daily World said her life was, "One of the most dramatic careers ever enacted at any time upon the stage of human activity." And the Pittsburgh Courier wrote, "In any race or nation she would have been an outstanding personality and made a noteworthy contribution because her chief attribute was her indomitable soul."</text:p>
      <text:p text:style-name="Preformatted_20_Text">The mainstream press praised her as well. Christian Century suggested, "the story of her life should be taught to every school child for generations to come." The New York Times noted she was, "one of the most potent factors in the growth of interracial goodwill in America." The Washington Post said: "So great were her dynamism and force that it was almost impossible to resist her ... Not only her own people, but all America has been enriched and ennobled by her courageous, ebullient spirit." Her hometown newspaper, the Daytona Beach Evening News printed, "To some, she seemed unreal, something that could not be. ... What right had she to greatness? ... The lesson of Mrs. Bethune's life is that genius knows no racial barriers."</text:p>
      <text:p text:style-name="Preformatted_20_Text"/>
      <text:p text:style-name="Preformatted_20_Text">Painting of Bethune by Betsy Graves Reyneau</text:p>
      <text:p text:style-name="Preformatted_20_Text">Personal life</text:p>
      <text:p text:style-name="Preformatted_20_Text"><text:s text:c="4"/>• Bethune was described as "ebony" in complexion.</text:p>
      <text:p text:style-name="Preformatted_20_Text"><text:s text:c="4"/>• Bethune said more than once that the school and the students in Daytona were her first family, and that her son and extended family came second.</text:p>
      <text:p text:style-name="Preformatted_20_Text"><text:s text:c="4"/>• When a white Daytona resident threatened Bethune's students with a rifle, Bethune worked to make an ally of him.</text:p>
      <text:p text:style-name="Preformatted_20_Text"><text:s text:c="4"/>• Her students often referred to her as "Mama Bethune."</text:p>
      <text:p text:style-name="Preformatted_20_Text">Bethune was described as "ebony" in complexion. She carried a cane, not for support but for effect. She said it gave her "swank". She was a teetotaler and preached temperance for African Americans, taking opportunities to chastise drunken blacks she encountered in public. Bethune said more than once that the school and the students in Daytona were her first family, and that her son and extended family came second. Her students often referred to her as "Mama Bethune."</text:p>
      <text:p text:style-name="Preformatted_20_Text">She was noted for achieving her goals. Dr. Robert Weaver, who also served in Roosevelt's Black Cabinet, said of her, "She had the most marvelous gift of effecting feminine helplessness in order to attain her aims with masculine ruthlessness." When a white Daytona resident threatened Bethune's students with a rifle, Bethune worked to make an ally of him. The director of the McLeod Hospital recalled, "Mrs. Bethune treated him with courtesy and developed such goodwill in him that we found him protecting the children and going so far as to say, 'If anybody bothers old Mary, I will protect her with my life.'"</text:p>
      <text:p text:style-name="Preformatted_20_Text">Self-sufficiency was a high priority throughout her life. Bethune invested in several businesses, including the Pittsburgh Courier, a black newspaper, and many life insurance companies. She founded Central Life Insurance of Florida. She eventually retired in Florida. Due to state segregation, blacks were not allowed to visit the beach. Bethune and several other business owners invested in Paradise Beach: they purchased a 2-mile (3.2 km) stretch of beach and the surrounding properties, selling these to black families. They did allow white families to visit the waterfront. Paradise Beach was later renamed as Bethune-Volusia Beach in her honor. She also was a one-fourth owner of the Welricha Motel in Daytona.</text:p>
      <text:p text:style-name="Preformatted_20_Text">Legacy and honors</text:p>
      <text:p text:style-name="Preformatted_20_Text"><text:soft-page-break/><text:s text:c="4"/>• The former headquarters was designated as the Mary McLeod Bethune Council House National Historic Site.</text:p>
      <text:p text:style-name="Preformatted_20_Text"><text:s text:c="4"/>• The former 2nd Avenue on one side of the university was renamed Mary Mcleod Bethune Boulevard.</text:p>
      <text:p text:style-name="Preformatted_20_Text"><text:s text:c="4"/>• In 1973, Bethune was inducted into the National Women's Hall of Fame.</text:p>
      <text:p text:style-name="Preformatted_20_Text"><text:s text:c="4"/>• In 2002, scholar Molefi Kete Asante listed Mary McLeod Bethune on his list of 100 Greatest African Americans.</text:p>
      <text:p text:style-name="Preformatted_20_Text">In 1930, journalist Ida Tarbell included Bethune as number 10 on her list of America's greatest women. Bethune was awarded the Spingarn Medal in 1935 by the NAACP.</text:p>
      <text:p text:style-name="Preformatted_20_Text">In the 1940s, Bethune used her influence and friendship with Eleanor Roosevelt to secure luxury travel buses for Eddie Durham's All-Star Girls Orchestra, an African-American all women's swing band.</text:p>
      <text:p text:style-name="Preformatted_20_Text">Bethune was the only black woman present at the founding of the United Nations in San Francisco in 1945, representing the NAACP with W. E. B. Du Bois and Walter White. In 1949 she became the first woman to receive the National Order of Honour and Merit, Haiti's highest award. She served as the US emissary to the induction of President William V.S. Tubman of Liberia in 1949. She also has had essays written about her.</text:p>
      <text:p text:style-name="Preformatted_20_Text">She also served as an adviser to five of the Presidents of the United States. Calvin Coolidge and Franklin D. Roosevelt appointed her to several government positions, which included: Special Advisor in Minority Affairs, director of the Division of Negro Affairs of the National Youth Administration, and chair of Federal Council of Negro Affairs. Among her honors, she was an assistant director of the Women's Army Corps. She was also an honorary member of Delta Sigma Theta sorority.</text:p>
      <text:p text:style-name="Preformatted_20_Text">In 1973, Bethune was inducted into the National Women's Hall of Fame. On July 10, 1974, the anniversary of her 99th birthday, the Mary McLeod Bethune Memorial, by artist Robert Berks, was erected in her honor in Lincoln Park (Washington, D.C.) It was the first monument honoring an African American or a woman to be installed in a public park in the District of Columbia. At least 18,000 people attended the unveiling ceremony (although one estimate claims that approximately 250,000 people attended) including Shirley Chisholm, the first African-American woman elected to Congress. The funds for the monument were raised by the National Council of Negro Women. <text:s/>The inscription on the pedestal reads "let her works praise her," while the side is engraved with a passage from her "Last Will and Testament":</text:p>
      <text:p text:style-name="Preformatted_20_Text">In 1985 the US Postal Service issued a stamp in Bethune's honor. <text:s/>In 1989 Ebony Magazine listed her as one of "50 Most Important Figures in Black US History." In 1999, Ebony Magazine included her as one of the "100 Most Fascinating Black Women of the 20th century." In 1991, the International Astronomical Union named a crater on planet Venus in her honor.</text:p>
      <text:p text:style-name="Preformatted_20_Text">In 1994, the National Park Service acquired Bethune's last residence, the NACW Council House at 1318 Vermont Avenue. The former headquarters was designated as the Mary McLeod Bethune Council House National Historic Site.</text:p>
      <text:p text:style-name="Preformatted_20_Text">Schools have been named in her honor in Los Angeles, Chicago, San Diego, Dallas, Palm Beach, Florida, Moreno Valley, California, Minneapolis, Ft. Lauderdale, Atlanta, Philadelphia, Folkston and College Park, Georgia, New Orleans, Rochester, New York, Cleveland, South Boston, Virginia, Jacksonville, Florida, and Milwaukee, Wisconsin.</text:p>
      <text:p text:style-name="Preformatted_20_Text">In 2002, scholar Molefi Kete Asante listed Mary McLeod Bethune on his list of 100 Greatest African Americans.</text:p>
      <text:p text:style-name="Preformatted_20_Text">In 2004, Bethune-Cookman University celebrated its hundredth anniversary from its founding as a primary school. The former 2nd Avenue on one side of the university was renamed Mary Mcleod Bethune Boulevard. The university's website says, "the vision of the founder remains in full view over one-hundred years later. The institution prevails in order that others might improve their heads, hearts, and hands." The university's vice president recalled her legacy: "During Mrs. Bethune's time, this was the only place in the city of Daytona Beach where Whites and Blacks could sit in the same room and enjoy what she called 'gems from students'—their recitations and songs. This is a person who was able to bring Black people and White together."</text:p>
      <text:p text:style-name="Preformatted_20_Text">An historical marker in Mayesville, Sumter County, South Carolina, commemorates her birthplace.</text:p>
      <text:p text:style-name="Preformatted_20_Text">The Legislature of Florida in 2018 designated her as the subject of one of Florida's two statues in the National Statuary Hall Collection, replacing Confederate General Edmund Kirby Smith.</text:p>
      <text:p text:style-name="Preformatted_20_Text">Schools named for Mary M. Bethune</text:p>
      <text:p text:style-name="Preformatted_20_Text"><text:s text:c="4"/>• Mary M. Bethune Elementary School, Hollywood, Florida</text:p>
      <text:p text:style-name="Preformatted_20_Text"><text:s text:c="4"/>• Dr. Mary McLeod Bethune Elementary School, Riviera Beach, Florida</text:p>
      <text:p text:style-name="Preformatted_20_Text"><text:s text:c="4"/>• Mary McLeod Bethune Middle School, Decatur, Georgia</text:p>
      <text:p text:style-name="Preformatted_20_Text"><text:s text:c="4"/>• Mary M. Bethune High School, Norco, Louisiana (closed when schools integrated)</text:p>
      <text:p text:style-name="Preformatted_20_Text"><text:soft-page-break/><text:s text:c="4"/>• Mary McLeod Bethune Elementary School, New Orleans, Louisiana</text:p>
      <text:p text:style-name="Preformatted_20_Text">Mary M. Bethune Elementary School, Hollywood, Florida</text:p>
      <text:p text:style-name="Preformatted_20_Text">Dr. Mary McLeod Bethune Elementary School, Riviera Beach, Florida</text:p>
      <text:p text:style-name="Preformatted_20_Text">Mary McLeod Bethune Elementary School, New Orleans, Louisiana</text:p>
      <text:p text:style-name="Preformatted_20_Text">Mary M. Bethune High School, Norco, Louisiana (closed when schools integrated)</text:p>
      <text:p text:style-name="Preformatted_20_Text">Mary McLeod Bethune Middle School, Decatur, Georgia</text:p>
      <text:p text:style-name="Preformatted_20_Text">See also</text:p>
      <text:p text:style-name="Preformatted_20_Text"><text:s text:c="4"/>• List of people on stamps of the United States</text:p>
      <text:p text:style-name="Preformatted_20_Text">African-American history</text:p>
      <text:p text:style-name="Preformatted_20_Text">African-American literature</text:p>
      <text:p text:style-name="Preformatted_20_Text">List of African-American writers</text:p>
      <text:p text:style-name="Preformatted_20_Text">List of people on stamps of the United States</text:p>
      <text:p text:style-name="Preformatted_20_Text">References</text:p>
      <text:p text:style-name="Preformatted_20_Text">External links</text:p>
      <text:p text:style-name="Preformatted_20_Text"><text:s text:c="4"/>• Mary McLeod Bethune, the NCNW, and the Prewar Push for Equal Opportunity in Defense Projects</text:p>
      <text:p text:style-name="Preformatted_20_Text"><text:s text:c="4"/>• Mary McLeod Bethune with a Line of Girls from the School from the World Digital Library</text:p>
      <text:p text:style-name="Preformatted_20_Text"><text:s text:c="4"/>• "Mary McLeod Bethune".</text:p>
      <text:p text:style-name="Preformatted_20_Text"><text:s text:c="4"/>• Mary McLeod Bethune Biography, Biography.com, February 25, 2015</text:p>
      <text:p text:style-name="Preformatted_20_Text"><text:s text:c="4"/>• National Council of Negro Women</text:p>
      <text:p text:style-name="Preformatted_20_Text"><text:s text:c="4"/>• "Mary Jane McLeod Bethune (1875–1955)," p. 163–167.</text:p>
      <text:p text:style-name="Preformatted_20_Text">Bethune-Cookman University</text:p>
      <text:p text:style-name="Preformatted_20_Text"><text:soft-page-break/>National Council of Negro Women</text:p>
      <text:p text:style-name="Preformatted_20_Text">Bethune's home as a historical landmark in Daytona.</text:p>
      <text:p text:style-name="Preformatted_20_Text">The Mary McLeod Bethune Council House: African American Women Unite for Change, a National Park Service Teaching with Historic Places (TwHP) lesson plan</text:p>
      <text:p text:style-name="Preformatted_20_Text">Biography and Bethune's impact on Volusia County (Daytona Beach), Florida</text:p>
      <text:p text:style-name="Preformatted_20_Text">Mary McLeod Bethune with a Line of Girls from the School from the World Digital Library</text:p>
      <text:p text:style-name="Preformatted_20_Text">"A Passion for Social Equality: Mary McLeod Bethune's Race Woman Leadership and the New Deal," a political biography</text:p>
      <text:p text:style-name="Preformatted_20_Text">Mary McLeod Bethune, the NCNW, and the Prewar Push for Equal Opportunity in Defense Projects</text:p>
      <text:p text:style-name="Preformatted_20_Text">Thomas, Rhondda R. &amp; Ashton, Susanna, eds. (2014). The South Carolina Roots of African American Thought. Columbia: University of South Carolina Press. "Mary Jane McLeod Bethune (1875–1955)," p. 163–167.</text:p>
      <text:p text:style-name="Preformatted_20_Text">Uniforms at A History of Central Florida Podcast</text:p>
      <text:p text:style-name="Preformatted_20_Text">Mary McLeod Bethune Biography, Biography.com, February 25, 2015</text:p>
      <text:p text:style-name="Preformatted_20_Text">Encyclopedia of Race and Racism</text:p>
      <text:p text:style-name="Preformatted_20_Text">Michals, Debra. <text:s/>"Mary McLeod Bethune". <text:s/>National Women's History Museum. <text:s/>2015.</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73" meta:word-count="5831" meta:character-count="36492" meta:non-whitespace-character-count="30577"/>
    <meta:generator>LibreOffice/6.0.7.3$Linux_X86_64 LibreOffice_project/00m0$Build-3</meta:generator>
  </office:meta>
</office:document-meta>
</file>